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E0000022B654A8DC59F068B7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2.561cm" svg:height="27.45cm" svg:x="4.189cm" svg:y="1.25cm">
          <draw:image xlink:href="Pictures/10000000000000FE0000022B654A8DC59F068B7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1T23:41:20.674659452</meta:creation-date>
    <dc:date>2024-12-11T23:43:08.427888179</dc:date>
    <meta:editing-duration>PT1M48S</meta:editing-duration>
    <meta:editing-cycles>1</meta:editing-cycles>
    <meta:document-statistic meta:object-count="1"/>
    <meta:generator>LibreOffice/7.3.7.2$Linux_X86_64 LibreOffice_project/30$Build-2</meta:generator>
  </office:meta>
</office:document-meta>
</file>